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style="italic" style:font-style-asian="italic" style:font-style-complex="italic"/>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style:text-position="super 66.6%"/>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style="italic" style:font-style-asian="italic" style:font-style-complex="italic"/>
    </style:style>
    <style:style style:name="P14" style:parent-style-name="Normal" style:list-style-name="LFO1" style:family="paragraph"/>
    <style:style style:name="P15" style:parent-style-name="Normal" style:family="paragraph">
      <style:text-properties fo:font-weight="bold" style:font-weight-asian="bold" style:font-weight-complex="bold"/>
    </style:style>
    <style:style style:name="T16" style:parent-style-name="DefaultParagraphFont" style:family="text">
      <style:text-properties style:text-position="super 66.6%"/>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Normal" style:list-style-name="LFO2" style:family="paragraph"/>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style="italic" style:font-style-asian="italic" style:font-style-complex="italic"/>
    </style:style>
    <style:style style:name="P23" style:parent-style-name="Normal" style:family="paragraph">
      <style:text-properties fo:font-weight="bold" style:font-weight-asian="bold" style:font-weight-complex="bold"/>
    </style:style>
    <style:style style:name="T24" style:parent-style-name="DefaultParagraphFont" style:family="text">
      <style:text-properties style:text-position="super 66.6%"/>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list-style-name="LFO3" style:family="paragraph"/>
    <style:style style:name="T28" style:parent-style-name="DefaultParagraphFont" style:family="text">
      <style:text-properties fo:font-weight="bold" style:font-weight-asian="bold" style:font-weight-complex="bold"/>
    </style:style>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P32" style:parent-style-name="Normal" style:list-style-name="LFO3" style:family="paragraph"/>
    <style:style style:name="T33" style:parent-style-name="DefaultParagraphFon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list-style-name="LFO4" style:family="paragraph"/>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Normal" style:list-style-name="LFO4" style:family="paragraph"/>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Normal" style:list-style-name="LFO5" style:family="paragraph"/>
    <style:style style:name="T43" style:parent-style-name="DefaultParagraphFont" style:family="text">
      <style:text-properties fo:font-weight="bold" style:font-weight-asian="bold" style:font-weight-complex="bold"/>
    </style:style>
    <style:style style:name="P44" style:parent-style-name="Normal" style:list-style-name="LFO5" style:family="paragraph"/>
    <style:style style:name="T45" style:parent-style-name="DefaultParagraphFont" style:family="text">
      <style:text-properties style:text-position="super 66.6%"/>
    </style:style>
    <style:style style:name="P46" style:parent-style-name="Normal" style:list-style-name="LFO5" style:family="paragraph"/>
    <style:style style:name="T47" style:parent-style-name="DefaultParagraphFont" style:family="text">
      <style:text-properties fo:font-weight="bold" style:font-weight-asian="bold" style:font-weight-complex="bold"/>
    </style:style>
    <style:style style:name="P48" style:parent-style-name="Normal" style:list-style-name="LFO5" style:family="paragraph"/>
    <style:style style:name="T49" style:parent-style-name="DefaultParagraphFont" style:family="text">
      <style:text-properties fo:font-weight="bold" style:font-weight-asian="bold" style:font-weight-complex="bold"/>
    </style:style>
    <style:style style:name="P50" style:parent-style-name="Normal" style:list-style-name="LFO5" style:family="paragraph"/>
    <style:style style:name="T51" style:parent-style-name="DefaultParagraphFont" style:family="text">
      <style:text-properties fo:font-weight="bold" style:font-weight-asian="bold" style:font-weight-complex="bold"/>
    </style:style>
    <style:style style:name="P52" style:parent-style-name="Normal" style:list-style-name="LFO5" style:family="paragraph"/>
    <style:style style:name="P53" style:parent-style-name="Normal" style:list-style-name="LFO5" style:family="paragraph"/>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weight="bold" style:font-weight-asian="bold" style:font-weight-complex="bold"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style="italic" style:font-style-asian="italic" style:font-style-complex="italic"/>
    </style:style>
  </office:automatic-styles>
  <office:body>
    <office:text text:use-soft-page-breaks="true">
      <text:p text:style-name="P1"/>
      <text:p text:style-name="Normal">Based on the current state of your paper, you have a solid "phenomenological" model—meaning you are successfully simulating the<text:s/><text:span text:style-name="T2">symptoms</text:span><text:s/>(harmonics, noise) without simulating the complex<text:s/><text:span text:style-name="T3">physics</text:span><text:s/>(contact mechanics) that causes them.</text:p>
      <text:p text:style-name="Normal">To elevate the quality of the assignment from "good" to "excellent," I suggest focusing on<text:s/><text:span text:style-name="T4">how the fault is modelled</text:span><text:s/>(making the signal more realistic) and<text:s/><text:span text:style-name="T5">how it is measured</text:span><text:s/>(using more sensitive metrics).</text:p>
      <text:p text:style-name="Normal">Here are three specific, high-impact improvements you could make:</text:p>
      <text:p text:style-name="P6">1. Analysis Improvement: Add "Kurtosis" as an Indicator</text:p>
      <text:p text:style-name="Normal">Currently, you use<text:s/><text:span text:style-name="T7">RMS</text:span><text:s/>(Table 3<text:s/><text:span text:style-name="T8">1</text:span>), which measures the average energy. However, early-stage bearing faults produce sharp, short clicks that have high amplitude but low energy (because they are so short). RMS often fails to detect these early clicks because they get "averaged out."</text:p>
      <text:p text:style-name="Normal"><text:span text:style-name="T9">Suggestion:</text:span><text:s/>Calculate the<text:s/><text:span text:style-name="T10">Kurtosis</text:span><text:s/>(the 4th statistical moment) of the signal.</text:p>
      <text:list text:style-name="LFO1" text:continue-numbering="true">
        <text:list-item>
          <text:p text:style-name="P11"><text:span text:style-name="T12">Why:</text:span><text:s/>Kurtosis specifically measures "spikiness." A healthy sine wave has a Kurtosis of 3. A signal with clicking faults will jump to 5, 10, or higher,<text:s/><text:span text:style-name="T13">long before</text:span><text:s/>the RMS value changes significantly.</text:p>
        </text:list-item>
        <text:list-item>
          <text:p text:style-name="P14">Implementation:</text:p>
        </text:list-item>
      </text:list>
      <text:p text:style-name="Normal">$$Kurtosis = \frac{\frac{1}{N} \sum (x[n] - \mu)^4}{\sigma^4}$$</text:p>
      <text:p text:style-name="P15">2. Modelling Improvement: Simulate "Amplitude Modulation"</text:p>
      <text:p text:style-name="Normal">Your current model adds sidebands at fixed frequencies ($f_0 \pm 10$ Hz)<text:span text:style-name="T16">2</text:span>. In real machinery, these sidebands happen because the fault is rotating. As the defect moves in and out of the load zone, the vibration gets louder and quieter.</text:p>
      <text:p text:style-name="Normal"><text:span text:style-name="T17">Suggestion:</text:span><text:s/>Instead of just adding a sine wave at $f_0 \pm 10$, explicitly model<text:s/><text:span text:style-name="T18">Amplitude Modulation (AM)</text:span>.</text:p>
      <text:list text:style-name="LFO2" text:continue-numbering="true">
        <text:list-item>
          <text:p text:style-name="P19">The Change: Multiply your high-frequency fault signal by a low-frequency envelope.</text:p>
        </text:list-item>
      </text:list>
      <text:p text:style-name="Normal">$$x_{fault}(t) = (1 + \sin(2\pi f_{mod} t)) \times \sin(2\pi f_{high} t)$$</text:p>
      <text:list text:style-name="LFO2" text:continue-numbering="true">
        <text:list-item>
          <text:p text:style-name="P20"><text:span text:style-name="T21">Why:</text:span><text:s/>This demonstrates a deeper understanding of<text:s/><text:span text:style-name="T22">why</text:span><text:s/>sidebands appear (the physics of the load zone) rather than just placing them there arbitrarily.</text:p>
        </text:list-item>
      </text:list>
      <text:p text:style-name="P23">3. Analysis Improvement: Envelope Analysis (Demodulation)</text:p>
      <text:soft-page-break/>
      <text:p text:style-name="Normal">Your paper mentions "High-pass filtering" to isolate impact vibration<text:span text:style-name="T24">3333</text:span>. This is good, but the industry standard for this is<text:s/><text:span text:style-name="T25">Envelope Analysis</text:span>.</text:p>
      <text:p text:style-name="Normal">+1</text:p>
      <text:p text:style-name="Normal"><text:span text:style-name="T26">Suggestion:</text:span><text:s/>If you have time, perform a "Hilbert Transform" or simple "Rectification" on your high-pass filtered signal to extract the envelope.</text:p>
      <text:list text:style-name="LFO3" text:continue-numbering="true">
        <text:list-item>
          <text:p text:style-name="P27"><text:span text:style-name="T28">The Process:</text:span></text:p>
          <text:list text:continue-numbering="true">
            <text:list-item>
              <text:p text:style-name="P29">High-pass filter the signal (keep only the high-frequency "ringing").</text:p>
            </text:list-item>
            <text:list-item>
              <text:p text:style-name="P30">Rectify the signal (take the absolute value: $|x[n]|$).</text:p>
            </text:list-item>
            <text:list-item>
              <text:p text:style-name="P31">Take the FFT of this rectified signal.</text:p>
            </text:list-item>
          </text:list>
        </text:list-item>
        <text:list-item>
          <text:p text:style-name="P32"><text:span text:style-name="T33">Why:</text:span><text:s/>This is the "magic trick" of vibration analysis. It reveals the repetition rate of the clicks (the fault frequency) even if the clicks are buried in noise. Showing this spectrum alongside your standard spectrum would be a very advanced addition.</text:p>
        </text:list-item>
      </text:list>
      <text:p text:style-name="P34">Summary of Recommended Next Steps</text:p>
      <text:p text:style-name="Normal">If you only have time for one change:</text:p>
      <text:list text:style-name="LFO4" text:continue-numbering="true">
        <text:list-item>
          <text:p text:style-name="P35"><text:span text:style-name="T36">Easiest:</text:span><text:s/>Add<text:s/><text:span text:style-name="T37">Kurtosis</text:span><text:s/>to your "Quantitative wear indicators" section. It requires one line of code and adds a powerful new metric.</text:p>
        </text:list-item>
        <text:list-item>
          <text:p text:style-name="P38"><text:span text:style-name="T39">Most Impressive:</text:span><text:s/>Add<text:s/><text:span text:style-name="T40">Envelope Analysis</text:span><text:s/>(Rectified Spectrum). This is the standard tool used by actual vibration engineers and would make the analysis section much more professional.</text:p>
        </text:list-item>
      </text:list>
      <text:p text:style-name="Normal"/>
      <text:p text:style-name="Normal">If you want to significantly improve the grade, you don't need to rewrite the text. You need to add<text:s/><text:span text:style-name="T41">one advanced analysis technique</text:span><text:s/>to show you have gone beyond the basic requirements.</text:p>
      <text:list text:style-name="LFO5" text:continue-numbering="true">
        <text:list-item>
          <text:p text:style-name="P42"><text:span text:style-name="T43">Add "Kurtosis" to Figure 5:</text:span></text:p>
          <text:list text:continue-numbering="true">
            <text:list-item>
              <text:p text:style-name="P44">Currently, Figure 5 shows RMS<text:span text:style-name="T45">10</text:span>.</text:p>
            </text:list-item>
            <text:list-item>
              <text:p text:style-name="P46"><text:span text:style-name="T47">Action:</text:span><text:s/>Add a plot for Kurtosis. It is easy to calculate ($\frac{\text{mean of } x^4}{(\text{standard deviation})^2}$).</text:p>
            </text:list-item>
            <text:list-item>
              <text:p text:style-name="P48"><text:span text:style-name="T49">Comment:</text:span><text:s/>"While RMS rose slowly, Kurtosis spiked immediately at light wear, proving it is a better early-warning indicator." This single insight shows deep critical thinking.</text:p>
            </text:list-item>
          </text:list>
        </text:list-item>
        <text:list-item>
          <text:p text:style-name="P50"><text:span text:style-name="T51">Mention "Envelope Analysis" in the Discussion:</text:span></text:p>
          <text:list text:continue-numbering="true">
            <text:list-item>
              <text:p text:style-name="P52">Even if you don't code it, mention it.</text:p>
            </text:list-item>
            <text:list-item>
              <text:p text:style-name="P53"><text:span text:style-name="T54">Action:</text:span><text:s/>In your "Future Work" section, explicitly state:<text:s/><text:span text:style-name="T55">"Future iterations should implement<text:s/></text:span><text:span text:style-name="T56">Envelope Analysis</text:span><text:span text:style-name="T57"><text:s/>(Hilbert Transform) to demodulate the impulsive impacts, which is superior to simple spectral analysis for early fault detection."</text:span></text:p>
            </text:list-item>
          </text:list>
        </text:list-item>
      </text:list>
      <text:p text:style-name="Normal"><text:span text:style-name="T58">Summary:</text:span><text:s/>This is a solid, well-executed report. To get top marks, you need to show you understand<text:s/><text:span text:style-name="T59">why</text:span><text:s/>your current simple model is limited and suggest the specific advanced tools (Kurtosis/Enveloping) that would fix i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eil Kay</meta:initial-creator>
    <dc:creator>Neil Kay</dc:creator>
    <meta:creation-date>2026-01-04T17:40:00Z</meta:creation-date>
    <dc:date>2026-01-04T17:42:00Z</dc:date>
    <meta:template xlink:href="Normal" xlink:type="simple"/>
    <meta:editing-cycles>2</meta:editing-cycles>
    <meta:editing-duration>PT120S</meta:editing-duration>
    <meta:document-statistic meta:page-count="3" meta:paragraph-count="8" meta:word-count="622" meta:character-count="4163" meta:row-count="29" meta:non-whitespace-character-count="3549"/>
  </office:meta>
</office:document-meta>
</file>